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896c3" officeooo:paragraph-rsid="000896c3" style:font-weight-asian="bold" style:font-weight-complex="bold"/>
    </style:style>
    <style:style style:name="P2" style:family="paragraph" style:parent-style-name="Standard">
      <style:text-properties style:font-name="Verdana" fo:font-weight="bold" officeooo:rsid="0008e867" officeooo:paragraph-rsid="0008e867" style:font-weight-asian="bold" style:font-weight-complex="bold"/>
    </style:style>
    <style:style style:name="P3" style:family="paragraph" style:parent-style-name="Standard">
      <style:text-properties style:font-name="Verdana" fo:font-weight="bold" officeooo:rsid="000b3f46" officeooo:paragraph-rsid="000b3f46" style:font-weight-asian="bold" style:font-weight-complex="bold"/>
    </style:style>
    <style:style style:name="P4" style:family="paragraph" style:parent-style-name="Standard">
      <style:text-properties style:font-name="Verdana" fo:font-weight="normal" officeooo:rsid="000b3f46" officeooo:paragraph-rsid="000b3f46" style:font-weight-asian="normal" style:font-weight-complex="normal"/>
    </style:style>
    <style:style style:name="P5" style:family="paragraph" style:parent-style-name="Standard">
      <style:text-properties style:font-name="Verdana" fo:font-weight="normal" officeooo:rsid="000c351c" officeooo:paragraph-rsid="000c351c" style:font-weight-asian="normal" style:font-weight-complex="normal"/>
    </style:style>
    <style:style style:name="P6" style:family="paragraph" style:parent-style-name="Standard">
      <style:text-properties style:font-name="Verdana" fo:font-weight="normal" officeooo:rsid="0008e867" officeooo:paragraph-rsid="000896c3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08e867" officeooo:paragraph-rsid="0008e867" style:font-weight-asian="normal" style:font-weight-complex="normal"/>
    </style:style>
    <style:style style:name="P8" style:family="paragraph" style:parent-style-name="Standard">
      <style:text-properties style:font-name="Verdana" fo:font-weight="normal" officeooo:rsid="000af55f" officeooo:paragraph-rsid="000af55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e86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Maven</text:p>
      <text:p text:style-name="P1"/>
      <text:p text:style-name="P1"><text:tab/><text:span text:style-name="T2">Permite gestionar aplicaciones empresariales. Puedo compilar, empaquetar y publicar (deployar) codigo. Puede gestionar recursos estaticos, htmls, jsp, etc.</text:span></text:p>
      <text:p text:style-name="P6"><text:tab/>Es adoptado como un estandar, para gestionar versiones de proyectos, libreriasy perfiles (desarrollo, produccion. Testing). </text:p>
      <text:p text:style-name="P7">Define un ciclo de vida del proyecto, modelo de gestion y descripcion. Podemos diferenciar cuando suir cosas a master (produccion), testing, etc.</text:p>
      <text:p text:style-name="P7"><text:tab/></text:p>
      <text:p text:style-name="P2"><text:span text:style-name="T1"><text:tab/></text:span>mvn clean | mvn package | mvn install.</text:p>
      <text:p text:style-name="P7"/>
      <text:p text:style-name="P7">pom.xlm → Proyect Object Model, esta en el root del proyecto. Aquí se administran dependencias (librerias), incorporar plugins.</text:p>
      <text:p text:style-name="P8">En este xml, los primeros 5 tags se refieren a informacion identificatoria del proeycto. Luego vienen las dependencias.</text:p>
      <text:p text:style-name="P8"/>
      <text:p text:style-name="P8">Archetype (arqueotipos) . Maven puede utilizar un determinado template (archetype) para crear las estructuras de un proyecto . </text:p>
      <text:p text:style-name="P8"/>
      <text:p text:style-name="P3"><text:tab/>mvn archetype: generate</text:p>
      <text:p text:style-name="P4"/>
      <text:p text:style-name="P5">Se realican una serie de pasos desde la compilacion hasta el deplo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1:20:47.422252175</meta:creation-date>
    <meta:editing-duration>PT1M20S</meta:editing-duration>
    <meta:editing-cycles>2</meta:editing-cycles>
    <meta:generator>LibreOffice/5.0.3.2$Linux_X86_64 LibreOffice_project/00m0$Build-2</meta:generator>
    <dc:date>2016-09-16T11:22:06.896147459</dc:date>
    <meta:document-statistic meta:table-count="0" meta:image-count="0" meta:object-count="0" meta:page-count="1" meta:paragraph-count="11" meta:word-count="134" meta:character-count="943" meta:non-whitespace-character-count="811"/>
  </office:meta>
</office:document-meta>
</file>